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Times New Roman" svg:font-family="'Times New Roman'"/>
    <style:font-face style:name="Verdana" svg:font-family="Verdana"/>
    <style:font-face style:name="DejaVu Sans" svg:font-family="'DejaVu Sans'" style:font-family-generic="system" style:font-pitch="variable"/>
  </office:font-face-decls>
  <office:automatic-styles>
    <style:style style:name="P1" style:family="paragraph" style:parent-style-name="Text_20_body">
      <style:text-properties style:text-line-through-style="none" style:text-line-through-type="none" style:font-name="Times New Roman" fo:font-size="12pt" fo:language="de" fo:country="DE" style:text-underline-style="none"/>
    </style:style>
    <style:style style:name="T1" style:family="text">
      <style:text-properties fo:font-variant="normal" fo:text-transform="none" fo:color="#000000" fo:font-weight="normal" style:text-underline-mode="continuous" style:text-overline-mode="continuous" style:text-line-through-mode="continuous" fo:background-color="transparent" loext:char-shading-value="0"/>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merkungen: Unsortierte, teilweise veraltete und doppelte Informationen aus Chat-Verläufen usw.</text:p>
      <text:p text:style-name="P1">Diese dienten anfänglich der Strukturierung der Rahmen- bzw. Hintergrundgeschichte der Modifikation und sollten inzwischen nicht mehr verwendet werden.</text:p>
      <text:p text:style-name="P1"/>
      <text:p text:style-name="P1">- <text:span text:style-name="T1">Gardonar</text:span> steckt hinter allen Angriffen auf das Königreich der Menschen.</text:p>
      <text:p text:style-name="P1">- Die Menschen wissen jedoch nichts davon, da <text:span text:style-name="T1">Gardonar</text:span> einige Untergebene für sich angreifen lässt (Baradé – Dunkelelfen und Orks).</text:p>
      <text:p text:style-name="P1">- Nach <text:span text:style-name="T1">Gardonar</text:span>s Tod wurde dessen Asche von den Hochelfen in einer Urne sicher in ihrer Hauptstadt verwart bis Baradé diese mit Hilfe seiner Dunkelelfen stahl und <text:span text:style-name="T1">Gardonar</text:span> in einem Ritual wiederbelebte.</text:p>
      <text:p text:style-name="P1">- Baradé gehörte selbst einmal zu den Hochelfen, ist aber ein Mensch, und wollte seinen Bruder Dararos töten, da er sich in Gotlinde, die Schülerin <text:span text:style-name="T1">Gardonar</text:span>s verliebt hatte und Dararos diese tötete. Dies misslang ihm jedoch und so wurde er zusammen mit seinen Anhängern verstoßen. Er zog in den Karornwald und seine Anhänger und er nannten sich von da an Dunkelelfen und wurden zu einem Waldvolk.</text:p>
      <text:p text:style-name="P1">- Dararos und Baradé sind nur Halb-Hochelfen. Ihre Mutter war ein Mensch. Baradé sieht deshalb aus wie ein Mensch und Dararos wie ein Hochelf.</text:p>
      <text:p text:style-name="P1">- Baradé ist der Anführer der Dunkelelfen, er war einmal der Thronprinz der Hochelfen, wurde dann aber verstoßen und schwor schließlich <text:span text:style-name="T1">Gardonar</text:span> die Treue.</text:p>
      <text:p text:style-name="P1">- Er wurde verstoßen weil er seinen Bruder töten wollte.</text:p>
      <text:p text:style-name="P1">- Sein Burder ist älter als er, heißt Dararos und ist sehr mächtig. Er besiegte <text:span text:style-name="T1">Gardonar</text:span>.</text:p>
      <text:p text:style-name="P1">- <text:span text:style-name="T1">Gardonar</text:span> kämpft gegen die Menschen und Hochelfen</text:p>
      <text:p text:style-name="P1">- <text:span text:style-name="T1">Gardonar</text:span> war einmal ein Mensch, er zog umher und sammelte Wissen, dann hat er irgendwie den Stab des Feuers bekommen und hat veränderte sich. Er wurde ziemlich mächtig.</text:p>
      <text:p text:style-name="P1">- Dararos ist Baradés Bruder und der König der Hochelfen.</text:p>
      <text:p text:style-name="P1">- Dunkelelfen waren einst Hochelfen, die später mit Baradé in den Karornwald zogen und zu Dunkelelfen wurden. Sie sind die Getreuen Baradés.</text:p>
      <text:p text:style-name="P1">- Baradé wurde verstoßen und Dararos wurde zum König.</text:p>
      <text:p text:style-name="P1">- Baradé wollte den Mord an Dararos begehen als ihr Vater starb (Aus gesundheitlichen Gründen).</text:p>
      <text:p text:style-name="P1">- Die Anführer der Völker besitzen einen Stab der Elemente.</text:p>
      <text:p text:style-name="P1">- Nachdem <text:span text:style-name="T1">Gardonar</text:span> immer mächtiger wurde und den Stab in die Finger kriegte wurde er gierig und wollte immer mehr Macht.</text:p>
      <text:p text:style-name="P1">- Die Menschen verbannten ihn daraufhin. Das war lange vor Baradés Verbannung</text:p>
      <text:p text:style-name="P1">- <text:span text:style-name="T1">Gardonar</text:span> er wollte sich rächen.</text:p>
      <text:p text:style-name="P1">- Durch seine Studien und vor allem aber durch den Stab des Feuers, verwandelte sich <text:span text:style-name="T1">Gardonar</text:span> mit der Zeit in einen Dämon.</text:p>
      <text:p text:style-name="P1">- Mit Hilfe des Stabes und seines Wissens über dämonische Magie erschuf er eine Menge Dämonen und schuf seine erste Armee. Später schloss sich ihm dann Baradé noch an.</text:p>
      <text:p text:style-name="P1">- Dann kam der erste Krieg, doch den verlor <text:span text:style-name="T1">Gardonar</text:span> und wurde von Dararos persönlich getötet. Baradé überlebte und nahm den Stab des Feuers und floh damit in den Karornwald (Er konnte ihn natürlich nicht benutzen).</text:p>
      <text:p text:style-name="P1">- Die Hochelfen, Zwerge und Menschen sind bis auf einige Zwiste verbündet.</text:p>
      <text:p text:style-name="P1">- Die Hochelfen verwarten <text:span text:style-name="T1">Gardonar</text:span>s Asche sicher in ihrer Hauptstadt, doch Baradé stahl die Asche und führte ein Wiederbelebungsritual in seinem Wald durch.</text:p>
      <text:p text:style-name="P1">- Die Zwerge leben zurückgezogen in den Bergen und beteiligten sich nicht am Krieg. Sie kämpfen gegen niemanden und schürfen in ihren Minen nach Gold, Erz und anderen Mineralien. Baradé baut durch diplomatisches Geschick einen Handel zwischen Orks und Zwergen auf.</text:p>
      <text:p text:style-name="P1">- Ein unbekannter Magier schuf alle Stäbe und ging dann irgendwo hin. Niemand weiß woher <text:span text:style-name="T1">Gardonar</text:span> seinen Stab bekommen hat, da er war kein Herrscher war. Alle dachten, der Stab sei verloren gegangen oder der Magier hätte ihn mitgenommen oder geholt und wär wieder verschwunden.</text:p>
      <text:p text:style-name="P1">- Es sind 800 Jahre seit dem ersten Krieg zwischen <text:span text:style-name="T1">Gardonar</text:span> und Dararos vergangen, in welchem <text:soft-page-break/><text:span text:style-name="T1">Gardonar</text:span> getötet wurde.</text:p>
      <text:p text:style-name="P1">- Die Anführer der Völker werden wesentlich älter als die anderen Sterblichen. Auch Magier oder andere mächtige Sterbliche werden älter.</text:p>
      <text:p text:style-name="P1">- Nachdem Baradé mit seinen Getreuen zum Waldvolk konvertierte, suchte er <text:s/>nach dem Stab der Natur, welcher ebenfalls vom Magier geschaffen wurde. Da der Stab der Natur nicht zu den vier mächtigsten Stäben gehört, ist Baradé auch nicht so mächtig.</text:p>
      <text:p text:style-name="P1">- Niemand weiß eigentlich genau, wie viele Stäbe der Magier schuf, es sind aber einige bekannt.</text:p>
      <text:p text:style-name="P1">- Nachdem <text:span text:style-name="T1">Gardonar</text:span> wiederbelebt wurde, schloss Baradé durch geschickte Diplomatie einen Pakt mit den Orks, sodass sie sich den Dunkelelfen und <text:span text:style-name="T1">Gardonar</text:span> anschlossen und in gemeinsam mit den Dunkelelfen in das Königreich der Menschen einfielen. Normalerweise verbünden sich Orks mit niemandem. Baradé wollte ein Heer für <text:span text:style-name="T1">Gardonar</text:span> aufstellen und damit die Menschen besiegen, während sich <text:span text:style-name="T1">Gardonar</text:span> um die Hochelfen kümmert.</text:p>
      <text:p text:style-name="P1">- Der König der Menschen besitzt den Stab der Luft. Da er aber ein ziemlich unfähiger Herrscher ist, trägt sein oberster Zauberer diesen.</text:p>
      <text:p text:style-name="P1">- Dararos, der König der Hochelfen, trägt den Stab des Wassers.</text:p>
      <text:p text:style-name="P1">- Der König der Zwerge trägt den Stab der Erde.</text:p>
      <text:p text:style-name="P1">- Im schwarzen Gebirge steht <text:span text:style-name="T1">Gardonar</text:span>s Magierturm.</text:p>
      <text:p text:style-name="P1">- Baradé diente <text:span text:style-name="T1">Gardonar</text:span> bereits vor dessen Tod.</text:p>
      <text:p text:style-name="P1">- Die Asche <text:span text:style-name="T1">Gardonar</text:span>s wurde im Reich der Hochelfen verwart.</text:p>
      <text:p text:style-name="P1">- Nach <text:span text:style-name="T1">Gardonar</text:span>s Tod floh Baradé mit dem Stab des Feuers in den Karornwald zu seinen Dunkelelfen.</text:p>
      <text:p text:style-name="P1">- Baradé war bei der Schlacht, in der <text:span text:style-name="T1">Gardonar</text:span> getötet wurde dabei und unterstützte diesen bereits mit einem kleinen Heer seiner Dunkelel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ce style:name="OpenSymbol" svg:font-family="OpenSymbol"/>
    <style:font-face style:name="Times New Roman" svg:font-family="'Times New Roman'"/>
    <style:font-face style:name="Verdana" svg:font-family="Verdana"/>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left="0.152cm" fo:margin-right="0.152cm" fo:margin-top="0.152cm" fo:margin-bottom="0.15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Text_20_body" style:display-name="Text body" style:family="paragraph" style:class="text">
      <loext:graphic-properties draw:fill="none" draw:fill-color="#99cc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List" style:family="paragraph" style:class="list">
      <loext:graphic-properties draw:fill="none" draw:fill-color="#99cc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Sender" style:family="paragraph" style:class="extra">
      <loext:graphic-properties draw:fill="none" draw:fill-color="#99ccff"/>
      <style:paragraph-properties fo:margin-left="0.152cm" fo:margin-right="0.152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0pt" fo:language="en" fo:country="US" fo:font-style="italic" style:text-underline-style="solid" style:text-underline-width="auto" style:text-underline-color="font-color" fo:font-weight="normal" style:text-underline-mode="continuous" style:text-overline-mode="continuous" style:text-line-through-mode="continuous" fo:background-color="transparent"/>
    </style:style>
    <style:style style:name="Horizontal_20_Line" style:display-name="Horizontal Line" style:family="paragraph" style:next-style-name="Text_20_body" style:class="html">
      <loext:graphic-properties draw:fill="none" draw:fill-color="#99ccff"/>
      <style:paragraph-properties fo:margin-left="0.152cm" fo:margin-right="0.152cm" fo:margin-top="0cm" fo:margin-bottom="0.499cm" loext:contextual-spacing="false" fo:line-height="100%" fo:text-align="start" style:justify-single-word="false" fo:text-indent="0cm" style:auto-text-indent="false" fo:background-color="transparent" style:border-line-width-bottom="0.002cm 0.035cm 0.002cm" fo:padding="0cm" fo:border-left="none" fo:border-right="none" fo:border-top="none" fo:border-bottom="1.11pt double #808080" style:writing-mode="lr-tb"/>
      <style:text-properties fo:font-variant="normal" fo:text-transform="none" fo:color="#000000" style:text-line-through-style="solid" style:text-line-through-type="single" style:font-name="Verdana" fo:font-family="Verdana" fo:font-size="6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Caption" style:family="paragraph" style:class="extra">
      <loext:graphic-properties draw:fill="none" draw:fill-color="#99ccff"/>
      <style:paragraph-properties fo:margin-left="0.152cm" fo:margin-right="0.152cm" fo:margin-top="0.212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2pt" fo:language="en" fo:country="US" fo:font-style="italic" style:text-underline-style="solid" style:text-underline-width="auto" style:text-underline-color="font-color" fo:font-weight="normal" style:text-underline-mode="continuous" style:text-overline-mode="continuous" style:text-line-through-mode="continuous" fo:background-color="transparent"/>
    </style:style>
    <style:style style:name="Footer" style:family="paragraph" style:class="extra">
      <loext:graphic-properties draw:fill="none" draw:fill-color="#99ccff"/>
      <style:paragraph-properties fo:margin-left="0.152cm" fo:margin-right="0.152cm" fo:margin-top="0.152cm" fo:margin-bottom="0.152cm" loext:contextual-spacing="false"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paragraph-properties>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Table_20_Contents" style:display-name="Table Contents" style:family="paragraph" style:class="extra">
      <loext:graphic-properties draw:fill="none" draw:fill-color="#99cc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ing" style:family="paragraph" style:next-style-name="Text_20_body" style:class="text">
      <loext:graphic-properties draw:fill="none" draw:fill-color="#99ccff"/>
      <style:paragraph-properties fo:margin-left="0.152cm" fo:margin-right="0.152cm" fo:margin-top="0.423cm" fo:margin-bottom="0.499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Albany" fo:font-family="Albany" fo:font-size="14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ing_20_1" style:display-name="Heading 1" style:family="paragraph" style:next-style-name="Text_20_body" style:class="text">
      <loext:graphic-properties draw:fill="none" draw:fill-color="#99ccff"/>
      <style:paragraph-properties fo:margin-left="0.152cm" fo:margin-right="0.152cm" fo:margin-top="0.423cm" fo:margin-bottom="0.499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24pt" fo:language="en" fo:country="US" style:text-underline-style="solid" style:text-underline-width="auto" style:text-underline-color="font-color" fo:font-weight="bold" style:text-underline-mode="continuous" style:text-overline-mode="continuous" style:text-line-through-mode="continuous" fo:background-color="transparent"/>
    </style:style>
    <style:style style:name="Header" style:family="paragraph" style:class="extra">
      <loext:graphic-properties draw:fill="none" draw:fill-color="#99ccff"/>
      <style:paragraph-properties fo:margin-left="0.152cm" fo:margin-right="0.152cm" fo:margin-top="0.152cm" fo:margin-bottom="0.152cm" loext:contextual-spacing="false"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paragraph-properties>
      <style:text-properties fo:font-variant="normal" fo:text-transform="none" fo:color="#000000" style:text-line-through-style="solid" style:text-line-through-type="single" style:font-name="Verdana" fo:font-family="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Bullet_20_Symbols" style:display-name="Bullet Symbols" style:family="text">
      <style:text-properties style:font-name="OpenSymbol" fo:font-family="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Informationen zur Vorgeschichte</dc:title>
    <meta:initial-creator>Unbekannt</meta:initial-creator>
    <meta:editing-cycles>24</meta:editing-cycles>
    <dc:date>2017-01-22T16:31:21.466373938</dc:date>
    <meta:creation-date>2008-08-13T14:55:26</meta:creation-date>
    <meta:editing-duration>PT4M12S</meta:editing-duration>
    <meta:document-statistic meta:table-count="0" meta:image-count="0" meta:object-count="0" meta:page-count="2" meta:paragraph-count="40" meta:word-count="843" meta:character-count="5276" meta:non-whitespace-character-count="4471"/>
  </office:meta>
</office:document-meta>
</file>